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2.22cm" fo:min-width="4.1cm"/>
    </style:style>
    <style:style style:name="gr2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2.284cm" fo:min-width="2.301cm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fill="gradient" draw:fill-gradient-name="Gradient_20_3" draw:gradient-step-count="0" draw:textarea-horizontal-align="justify" draw:textarea-vertical-align="middle" draw:auto-grow-height="false" fo:min-height="1.84cm" fo:min-width="1.801c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top"/>
    </style:style>
    <style:style style:name="gr6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812cm" fo:min-width="2.824cm"/>
    </style:style>
    <style:style style:name="gr7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5cm" fo:min-width="0.9cm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fill="gradient" draw:fill-gradient-name="Gradient_20_4" draw:gradient-step-count="0" draw:textarea-horizontal-align="justify" draw:textarea-vertical-align="middle" draw:auto-grow-height="false" fo:min-height="0.46cm" fo:min-width="16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24cm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objectwithoutfill">
      <style:graphic-properties svg:stroke-width="0.018cm" draw:marker-start="" draw:marker-start-width="0.227cm" draw:marker-end="" draw:marker-end-width="0.227cm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9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" draw:gradient-step-count="0"/>
      <style:paragraph-properties fo:text-align="center"/>
    </style:style>
    <style:style style:name="P3" style:family="paragraph">
      <loext:graphic-properties draw:fill="gradient" draw:fill-gradient-name="gradient" draw:gradient-step-count="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gradient" draw:fill-gradient-name="Gradient_20_3" draw:gradient-step-count="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gradient" draw:fill-gradient-name="gradient" draw:gradient-step-count="0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gradient" draw:fill-color="#89c765" draw:fill-gradient-name="Gradient_20_7" draw:gradient-step-count="64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="gradient" draw:fill-gradient-name="Gradient_20_4" draw:gradient-step-count="0"/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  <style:text-properties fo:font-size="7pt" fo:font-weight="normal" style:font-size-asian="7pt" style:font-weight-asian="bold" style:font-size-complex="7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7pt" fo:font-weight="normal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style:font-size-asian="7pt" style:font-weight-asian="bold" style:font-size-complex="7pt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1cm" svg:height="3.5cm" svg:x="8.148cm" svg:y="8.55cm">
          <text:p text:style-name="P1">CIMRI<text:line-break/>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" draw:id="id1" draw:layer="layout" svg:width="2.8cm" svg:height="4.8cm" svg:x="1.6cm" svg:y="7.9cm">
          <text:p text:style-name="P1"><text:span text:style-name="T1">PosgtreSQL</text:span><text:span text:style-name="T1"><text:line-break/></text:span><text:span text:style-name="T1">DB</text:span><text:span text:style-name="T1"><text:line-break/></text:span><text:span text:style-name="T1">Extension</text:span><text:span text:style-name="T1"><text:line-break/></text:span><text:span text:style-name="T1">-</text:span><text:span text:style-name="T1"><text:line-break/></text:span><text:span text:style-name="T1">Foreign Data</text:span><text:span text:style-name="T1"><text:line-break/></text:span><text:span text:style-name="T1">Wrapp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4" draw:layer="layout" svg:x1="4.4cm" svg:y1="10.3cm" svg:x2="8.148cm" svg:y2="10.3cm" draw:start-shape="id1" draw:start-glue-point="8" draw:end-shape="id2" draw:end-glue-point="5" svg:d="M4400 10300h3748" svg:viewBox="0 0 3749 1">
          <text:p text:style-name="P1"><text:span text:style-name="T2">Yakın İletişim</text:span><text:span text:style-name="T2"><text:line-break/></text:span><text:span text:style-name="T2">Arabirimi</text:span></text:p>
        </draw:connector>
        <draw:custom-shape draw:style-name="gr4" draw:text-style-name="P5" xml:id="id3" draw:id="id3" draw:layer="layout" svg:width="2.3cm" svg:height="2.6cm" svg:x="6.1cm" svg:y="3.4cm">
          <text:p text:style-name="P1"><text:span text:style-name="T1">CIMRI</text:span><text:span text:style-name="T1"><text:line-break/></text:span><text:span text:style-name="T1">Log</text:span><text:span text:style-name="T1"><text:line-break/></text:span><text:span text:style-name="T1">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4" draw:layer="layout" svg:x1="3cm" svg:y1="7.9cm" svg:x2="6.1cm" svg:y2="4.7cm" draw:start-shape="id1" draw:start-glue-point="5" draw:end-shape="id3" draw:end-glue-point="5" svg:d="M3000 7900v-3200h3100" svg:viewBox="0 0 3101 3201">
          <text:p text:style-name="P1"><text:span text:style-name="T2">Yakın İletişim</text:span><text:span text:style-name="T2"><text:line-break/></text:span><text:span text:style-name="T2">Arabirimi</text:span></text:p>
        </draw:connector>
        <draw:connector draw:style-name="gr5" draw:text-style-name="P4" draw:layer="layout" svg:x1="10.698cm" svg:y1="8.55cm" svg:x2="8.4cm" svg:y2="4.7cm" draw:start-shape="id2" draw:start-glue-point="4" draw:end-shape="id3" draw:end-glue-point="7" svg:d="M10698 8550v-3850h-2298" svg:viewBox="0 0 2299 3851">
          <text:p text:style-name="P1"><text:span text:style-name="T2">Yakın İletişim</text:span><text:span text:style-name="T2"><text:line-break/></text:span><text:span text:style-name="T2">Arabirimi</text:span></text:p>
        </draw:connector>
        <draw:custom-shape draw:style-name="gr6" draw:text-style-name="P6" xml:id="id13" draw:id="id13" draw:layer="layout" svg:width="4.7cm" svg:height="1.5cm" svg:x="23.225cm" svg:y="6.975cm">
          <text:p text:style-name="P1"><text:span text:style-name="T3">CIMRI</text:span><text:span text:style-name="T3"><text:line-break/></text:span><text:span text:style-name="T3">Cli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11" draw:id="id11" draw:layer="layout" svg:width="4.7cm" svg:height="1.5cm" svg:x="23.225cm" svg:y="9.55cm">
          <text:p text:style-name="P1"><text:span text:style-name="T3">CIMRI</text:span><text:span text:style-name="T3"><text:line-break/></text:span><text:span text:style-name="T3">Cli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7" draw:id="id7" draw:layer="layout" svg:width="4.7cm" svg:height="1.5cm" svg:x="23.225cm" svg:y="12.126cm">
          <text:p text:style-name="P1"><text:span text:style-name="T3">CIMRI</text:span><text:span text:style-name="T3"><text:line-break/></text:span><text:span text:style-name="T3">Cli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9" draw:id="id9" draw:layer="layout" svg:width="4.7cm" svg:height="1.5cm" svg:x="23.225cm" svg:y="14.901cm">
          <text:p text:style-name="P1"><text:span text:style-name="T3">CIMRI</text:span><text:span text:style-name="T3"><text:line-break/></text:span><text:span text:style-name="T3">Cli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xml:id="id4" draw:id="id4" draw:layer="layout" svg:width="1.4cm" svg:height="1.75cm" svg:x="14cm" svg:y="9.425cm">
          <text:p text:style-name="P7"><text:span text:style-name="T2">CIMRI</text:span><text:span text:style-name="T2"><text:line-break/></text:span><text:span text:style-name="T2">Transmi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1.4cm" svg:height="1.75cm" svg:x="18.85cm" svg:y="4.5cm">
          <text:p text:style-name="P7"><text:span text:style-name="T2">CIMRI</text:span><text:span text:style-name="T2"><text:line-break/></text:span><text:span text:style-name="T2">Transmi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1.4cm" svg:height="1.75cm" svg:x="18.85cm" svg:y="6.85cm">
          <text:p text:style-name="P7"><text:span text:style-name="T2">CIMRI</text:span><text:span text:style-name="T2"><text:line-break/></text:span><text:span text:style-name="T2">Transmi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1.4cm" svg:height="1.75cm" svg:x="18.8cm" svg:y="12.001cm">
          <text:p text:style-name="P7"><text:span text:style-name="T2">CIMRI</text:span><text:span text:style-name="T2"><text:line-break/></text:span><text:span text:style-name="T2">Transmi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1.4cm" svg:height="1.75cm" svg:x="18.8cm" svg:y="14.776cm">
          <text:p text:style-name="P7"><text:span text:style-name="T2">CIMRI</text:span><text:span text:style-name="T2"><text:line-break/></text:span><text:span text:style-name="T2">Transmi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1.4cm" svg:height="1.75cm" svg:x="18.85cm" svg:y="9.425cm">
          <text:p text:style-name="P7"><text:span text:style-name="T2">CIMRI</text:span><text:span text:style-name="T2"><text:line-break/></text:span><text:span text:style-name="T2">Transmit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4.7cm" svg:height="1.5cm" svg:x="23.225cm" svg:y="4.625cm">
          <text:p text:style-name="P1"><text:span text:style-name="T3">CIMRI</text:span><text:span text:style-name="T3"><text:line-break/></text:span><text:span text:style-name="T3">Cli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0" draw:layer="layout" draw:type="line" svg:x1="15.4cm" svg:y1="10.3cm" svg:x2="18.85cm" svg:y2="5.375cm" draw:start-shape="id4" draw:start-glue-point="1" draw:end-shape="id5" draw:end-glue-point="3" svg:d="M15400 10300l3450-4925" svg:viewBox="0 0 3451 4926">
          <text:p text:style-name="P9"><text:span text:style-name="T4">Uzak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20.2cm" svg:y1="12.876cm" svg:x2="23.225cm" svg:y2="12.876cm" draw:start-shape="id6" draw:start-glue-point="1" draw:end-shape="id7" draw:end-glue-point="6" svg:d="M20200 12876h3025" svg:viewBox="0 0 3026 1">
          <text:p text:style-name="P9"><text:span text:style-name="T4">Yakın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20.2cm" svg:y1="15.651cm" svg:x2="23.225cm" svg:y2="15.651cm" draw:start-shape="id8" draw:start-glue-point="1" draw:end-shape="id9" draw:end-glue-point="6" svg:d="M20200 15651h3025" svg:viewBox="0 0 3026 1">
          <text:p text:style-name="P9"><text:span text:style-name="T4">Yakın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20.25cm" svg:y1="10.3cm" svg:x2="23.225cm" svg:y2="10.3cm" draw:start-shape="id10" draw:start-glue-point="1" draw:end-shape="id11" draw:end-glue-point="6" svg:d="M20250 10300h2975" svg:viewBox="0 0 2976 1">
          <text:p text:style-name="P9"><text:span text:style-name="T4">Yakın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20.25cm" svg:y1="7.725cm" svg:x2="23.225cm" svg:y2="7.725cm" draw:start-shape="id12" draw:start-glue-point="1" draw:end-shape="id13" draw:end-glue-point="6" svg:d="M20250 7725h2975" svg:viewBox="0 0 2976 1">
          <text:p text:style-name="P9"><text:span text:style-name="T4">Yakın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20.25cm" svg:y1="5.375cm" svg:x2="23.225cm" svg:y2="5.375cm" draw:start-shape="id5" draw:start-glue-point="1" draw:end-shape="id14" draw:end-glue-point="6" svg:d="M20250 5375h2975" svg:viewBox="0 0 2976 1">
          <text:p text:style-name="P9"><text:span text:style-name="T4">Yakın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15.4cm" svg:y1="10.3cm" svg:x2="18.8cm" svg:y2="15.651cm" draw:start-shape="id4" draw:start-glue-point="1" draw:end-shape="id8" draw:end-glue-point="3" svg:d="M15400 10300l3400 5351" svg:viewBox="0 0 3401 5352">
          <text:p text:style-name="P9"><text:span text:style-name="T4">Uzak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15.4cm" svg:y1="10.3cm" svg:x2="18.8cm" svg:y2="12.876cm" draw:start-shape="id4" draw:start-glue-point="1" draw:end-shape="id6" draw:end-glue-point="3" svg:d="M15400 10300l3400 2576" svg:viewBox="0 0 3401 2577">
          <text:p text:style-name="P9"><text:span text:style-name="T4">Uzak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15.4cm" svg:y1="10.3cm" svg:x2="18.85cm" svg:y2="10.3cm" draw:start-shape="id4" draw:start-glue-point="1" draw:end-shape="id10" draw:end-glue-point="3" svg:d="M15400 10300h3450" svg:viewBox="0 0 3451 1">
          <text:p text:style-name="P9"><text:span text:style-name="T4">Uzak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15.4cm" svg:y1="10.3cm" svg:x2="18.85cm" svg:y2="7.725cm" draw:start-shape="id4" draw:start-glue-point="1" draw:end-shape="id12" draw:end-glue-point="3" svg:d="M15400 10300l3450-2575" svg:viewBox="0 0 3451 2576">
          <text:p text:style-name="P9"><text:span text:style-name="T4">Uzak İletişim</text:span><text:span text:style-name="T4"><text:line-break/></text:span><text:span text:style-name="T4">Arabirimi</text:span></text:p>
        </draw:connector>
        <draw:connector draw:style-name="gr8" draw:text-style-name="P10" draw:layer="layout" draw:type="line" svg:x1="13.248cm" svg:y1="10.3cm" svg:x2="14cm" svg:y2="10.3cm" draw:start-shape="id2" draw:end-shape="id4" svg:d="M13248 10300h752" svg:viewBox="0 0 753 1">
          <text:p text:style-name="P9"><text:span text:style-name="T4"/></text:p>
          <text:p text:style-name="P9"><text:span text:style-name="T4"/></text:p>
        </draw:connector>
      </draw:page>
      <draw:page draw:name="page2" draw:style-name="dp1" draw:master-page-name="Default">
        <draw:custom-shape draw:style-name="gr9" draw:text-style-name="P11" draw:layer="layout" svg:width="16.6cm" svg:height="0.71cm" svg:x="2cm" svg:y="3.2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.67cm" svg:height="0.569cm" svg:x="2.076cm" svg:y="3.281cm">
          <draw:text-box>
            <text:p text:style-name="P12"><text:span text:style-name="T5">Magic ID</text:span></text:p>
          </draw:text-box>
        </draw:frame>
        <draw:frame draw:style-name="gr11" draw:text-style-name="P13" draw:layer="layout" svg:width="2cm" svg:height="0.569cm" svg:x="4.019cm" svg:y="3.269cm">
          <draw:text-box>
            <text:p text:style-name="P14"><text:span text:style-name="T5">Uzunluk (l)</text:span></text:p>
          </draw:text-box>
        </draw:frame>
        <draw:line draw:style-name="gr12" draw:text-style-name="P15" draw:layer="layout" svg:x1="6cm" svg:y1="2.9cm" svg:x2="6cm" svg:y2="3.9cm">
          <text:p/>
        </draw:line>
        <draw:frame draw:style-name="gr13" draw:text-style-name="P16" draw:layer="layout" svg:width="2.6cm" svg:height="0.645cm" svg:x="9cm" svg:y="3.2cm">
          <draw:text-box>
            <text:p text:style-name="P12"><text:span text:style-name="T6">Veri Yükü</text:span></text:p>
          </draw:text-box>
        </draw:frame>
        <draw:frame draw:style-name="gr14" draw:text-style-name="P13" draw:layer="layout" svg:width="1.425cm" svg:height="0.569cm" svg:x="16.8cm" svg:y="3.3cm">
          <draw:text-box>
            <text:p text:style-name="P12"><text:span text:style-name="T5">CRC32</text:span></text:p>
          </draw:text-box>
        </draw:frame>
        <draw:line draw:style-name="gr12" draw:text-style-name="P15" draw:layer="layout" svg:x1="16.6cm" svg:y1="2.9cm" svg:x2="16.6cm" svg:y2="3.9cm">
          <text:p/>
        </draw:line>
        <draw:line draw:style-name="gr12" draw:text-style-name="P15" draw:layer="layout" svg:x1="4cm" svg:y1="2.9cm" svg:x2="4cm" svg:y2="3.9cm">
          <text:p/>
        </draw:line>
        <draw:frame draw:style-name="gr15" draw:text-style-name="P18" draw:layer="layout" svg:width="1.2cm" svg:height="0.801cm" svg:x="2.3cm" svg:y="2.811cm">
          <draw:text-box>
            <text:p text:style-name="P17"><text:span text:style-name="T7">4 Byte</text:span></text:p>
          </draw:text-box>
        </draw:frame>
        <draw:frame draw:style-name="gr16" draw:text-style-name="P19" draw:layer="layout" svg:width="1.594cm" svg:height="0.489cm" svg:x="7.882cm" svg:y="2.8cm">
          <draw:text-box>
            <text:p text:style-name="P12"><text:span text:style-name="T8">Uzunluk (l)</text:span></text:p>
          </draw:text-box>
        </draw:frame>
        <draw:frame draw:style-name="gr15" draw:text-style-name="P18" draw:layer="layout" svg:width="1.2cm" svg:height="0.801cm" svg:x="4.4cm" svg:y="2.774cm">
          <draw:text-box>
            <text:p text:style-name="P17"><text:span text:style-name="T7">4 Byte</text:span></text:p>
          </draw:text-box>
        </draw:frame>
        <draw:frame draw:style-name="gr17" draw:text-style-name="P18" draw:layer="layout" svg:width="1.2cm" svg:height="0.526cm" svg:x="17.1cm" svg:y="2.774cm">
          <draw:text-box>
            <text:p text:style-name="P17"><text:span text:style-name="T7">4 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add58a" draw:end-color="#579835" draw:start-intensity="100%" draw:end-intensity="100%" draw:angle="300" draw:border="0%"/>
    <draw:gradient draw:name="Gradient_20_4" draw:display-name="Gradient 4" draw:style="linear" draw:start-color="#c2e0ae" draw:end-color="#89c765" draw:start-intensity="100%" draw:end-intensity="100%" draw:angle="300" draw:border="0%"/>
    <draw:gradient draw:name="Gradient_20_7" draw:display-name="Gradient 7" draw:style="axial" draw:start-color="#add58a" draw:end-color="#579835" draw:start-intensity="100%" draw:end-intensity="100%" draw:angle="30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gradient" draw:style="axial" draw:start-color="#add58a" draw:end-color="#579835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Symmetric_20_Arrow" draw:marker-end="Symmetric_20_Arrow" draw:fill="none" draw:fill-gradient-name="Gradient_20_8" draw:fill-hatch-name="Hatching_20_1" draw:fill-image-name="Bitmap_20_1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53:22.665000000</meta:creation-date>
    <dc:date>2018-07-30T08:52:11.131000000</dc:date>
    <meta:editing-duration>PT40M45S</meta:editing-duration>
    <meta:editing-cycles>12</meta:editing-cycles>
    <meta:generator>LibreOffice/6.0.3.2$Windows_X86_64 LibreOffice_project/8f48d515416608e3a835360314dac7e47fd0b821</meta:generator>
    <meta:document-statistic meta:object-count="40"/>
  </office:meta>
</office:document-meta>
</file>